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e6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="solid" draw:fill-color="#cccccc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="solid" draw:fill-color="#999999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cm" fo:min-width="0cm" draw:shadow-opacity="100%"/>
    </style:style>
    <style:style style:name="gr7" style:family="graphic" style:parent-style-name="standard">
      <style:graphic-properties draw:fill="solid" draw:fill-color="#ffffcc" draw:opacity="100%" draw:textarea-horizontal-align="justify" draw:textarea-vertical-align="middle" draw:auto-grow-height="false" fo:min-height="0cm" fo:min-width="0cm" fo:wrap-option="no-wrap" draw:shadow-opacity="100%"/>
    </style:style>
    <style:style style:name="gr8" style:family="graphic" style:parent-style-name="standard">
      <style:graphic-properties draw:fill="solid" draw:fill-color="#999999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fill="solid" draw:fill-color="#cccccc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ffffcc" draw:opacity="100%" draw:textarea-horizontal-align="justify" draw:textarea-vertical-align="middle" draw:auto-grow-height="false" draw:shadow-offset-x="0.305cm" draw:shadow-offset-y="0.305cm" draw:shadow-opacity="100%"/>
    </style:style>
    <style:style style:name="gr1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auto-grow-height="true" fo:min-height="2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title">
      <style:graphic-properties draw:opacity="100%" draw:auto-grow-height="true" fo:min-height="2.507cm" draw:shadow-opacity="100%"/>
    </style:style>
    <style:style style:name="pr7" style:family="presentation" style:parent-style-name="Glossy-subtitle">
      <style:graphic-properties draw:fill-color="#ffffff" fo:min-height="13.609cm"/>
    </style:style>
    <style:style style:name="pr8" style:family="presentation" style:parent-style-name="Glossy-outline1">
      <style:graphic-properties draw:auto-grow-height="true" fo:min-height="13.86cm"/>
    </style:style>
    <style:style style:name="pr9" style:family="presentation" style:parent-style-name="Glossy-title">
      <style:graphic-properties fo:min-height="2.256cm"/>
    </style:style>
    <style:style style:name="pr10" style:family="presentation" style:parent-style-name="Glossy-title">
      <style:graphic-properties draw:textarea-horizontal-align="center" draw:textarea-vertical-align="middle" fo:min-height="5.159cm"/>
    </style:style>
    <style:style style:name="pr11" style:family="presentation" style:parent-style-name="Glossy-subtitle">
      <style:graphic-properties draw:fill-color="#ffffff" draw:textarea-horizontal-align="left" draw:textarea-vertical-align="bottom" fo:min-height="5.7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Arial Black'" style:font-pitch="variable" fo:font-size="48pt" fo:letter-spacing="0.035cm" fo:font-weight="normal" style:letter-kerning="true" style:font-size-asian="48pt" style:font-size-complex="48pt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color="#004a4a" fo:font-family="'Courier 10 Pitch'" style:font-style-name="Regular" style:font-pitch="fixed" fo:font-size="28pt" style:font-size-asian="28pt" style:font-size-complex="28pt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top="0cm" fo:margin-bottom="0cm" fo:text-align="start"/>
      <style:text-properties fo:color="#004a4a" fo:font-family="'Envy Code R'" style:font-pitch="fixed" fo:font-size="20pt" style:font-size-asian="20pt" style:font-size-complex="20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/>
      <style:text-properties fo:color="#004a4a" fo:font-family="'Courier 10 Pitch'" style:font-style-name="Regular" style:font-pitch="fixed" fo:font-size="18pt" style:font-size-asian="18pt" style:font-size-complex="1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48pt" style:font-size-asian="48pt" style:font-size-complex="48pt"/>
    </style:style>
    <style:style style:name="P19" style:family="paragraph">
      <style:paragraph-properties fo:margin-left="0cm" fo:margin-right="0cm" fo:text-align="start" fo:text-indent="0cm">
        <style:tab-stops/>
      </style:paragraph-properties>
      <style:text-properties fo:font-size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4a4a" fo:font-family="'Courier 10 Pitch'" style:font-style-name="Regular" style:font-pitch="fixed" fo:font-size="28pt" style:font-size-asian="28pt" style:font-size-complex="28pt"/>
    </style:style>
    <style:style style:name="T6" style:family="text">
      <style:text-properties fo:color="#004a4a" fo:font-family="'Courier 10 Pitch'" style:font-style-name="Regular" style:font-pitch="fixed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4a4a" fo:font-family="'Envy Code R'" style:font-pitch="fixed" fo:font-size="20pt" style:font-size-asian="20pt" style:font-size-complex="20pt"/>
    </style:style>
    <style:style style:name="T8" style:family="text">
      <style:text-properties fo:color="#004a4a" fo:font-family="'Envy Code R'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4a4a" fo:font-family="'Courier 10 Pitch'" style:font-style-name="Regular" style:font-pitch="fixed"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b80047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6.095cm" svg:x="1.055cm" svg:y="3.175cm" presentation:class="title" presentation:user-transformed="true">
          <draw:text-box>
            <text:p text:style-name="P1"><text:span text:style-name="T1">Resque and Redis</text:span></text:p>
          </draw:text-box>
        </draw:frame>
        <draw:frame presentation:style-name="pr2" draw:text-style-name="P4" draw:layer="layout" svg:width="17.67cm" svg:height="6.476cm" svg:x="9.071cm" svg:y="11.304cm" presentation:class="subtitle" presentation:user-transformed="true">
          <draw:text-box>
            <text:p text:style-name="P3"><text:span text:style-name="T2">Igal Koshevoy, Pragmaticraft</text:span></text:p>
            <text:p text:style-name="P3"><text:span text:style-name="T2">Business-Technology Consultant</text:span></text:p>
            <text:p text:style-name="P3"><text:span text:style-name="T2">igal@pragmaticraft.com</text:span></text:p>
          </draw:text-box>
        </draw:frame>
        <draw:frame draw:style-name="gr1" draw:text-style-name="P5" draw:layer="layout" svg:width="25.504cm" svg:height="1.673cm" svg:x="1.366cm" svg:y="9.055cm">
          <draw:text-box>
            <text:p><text:span text:style-name="T3">https://github.com/igal/resque_and_redis_eg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781cm" svg:height="2.507cm" svg:x="1.09cm" svg:y="1.905cm" presentation:class="title" presentation:user-transformed="true">
          <draw:text-box>
            <text:p>Resqu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"Resque is a Redis-backed Ruby library for creating background jobs, placing those jobs on multiple queues, and processing them later."</text:p>
            <text:p/>
            <text:p>https://github.com/defunkt/resque</text:p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19">
        <office:forms form:automatic-focus="false" form:apply-design-mode="false"/>
        <draw:frame presentation:style-name="pr6" draw:layer="layout" svg:width="25.781cm" svg:height="2.507cm" svg:x="1.09cm" svg:y="1.905cm" presentation:class="title" presentation:user-transformed="true">
          <draw:text-box>
            <text:p>Architecture</text:p>
          </draw:text-box>
        </draw:frame>
        <draw:custom-shape draw:style-name="gr3" draw:text-style-name="P1" draw:layer="layout" svg:width="5.682cm" svg:height="9.213cm" svg:x="17.963cm" svg:y="7.2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57cm" svg:height="7.08cm" svg:x="18.41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42cm" svg:height="1.27cm" svg:x="19.022cm" svg:y="10.83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61cm" svg:height="1.195cm" svg:x="19.329cm" svg:y="7.42cm">
          <draw:text-box>
            <text:p><text:span text:style-name="T4">Redis</text:span></text:p>
          </draw:text-box>
        </draw:frame>
        <draw:frame draw:style-name="gr6" draw:text-style-name="P7" draw:layer="layout" svg:width="4.219cm" svg:height="1.195cm" svg:x="18.684cm" svg:y="9.198cm">
          <draw:text-box>
            <text:p><text:span text:style-name="T4">Queue #1</text:span></text:p>
          </draw:text-box>
        </draw:frame>
        <draw:frame draw:style-name="gr6" draw:text-style-name="P7" draw:layer="layout" svg:width="3.042cm" svg:height="1.195cm" svg:x="19.272cm" svg:y="10.872cm">
          <draw:text-box>
            <text:p><text:span text:style-name="T4">Job #1</text:span></text:p>
          </draw:text-box>
        </draw:frame>
        <draw:custom-shape draw:style-name="gr7" draw:text-style-name="P8" draw:layer="layout" svg:width="4.01cm" svg:height="2.395cm" svg:x="22.782cm" svg:y="12.172cm">
          <text:p text:style-name="P8">E.g. <text:line-break/>Download, <text:line-break/>"http://..."</text:p>
          <draw:enhanced-geometry svg:viewBox="0 0 21600 21600" draw:text-areas="800 800 20800 20800" draw:type="round-rectangular-callout" draw:modifiers="-2999.55123410621 -6517.86310517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5.708cm" svg:height="9.213cm" svg:x="1.364cm" svg:y="7.2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06cm" svg:height="3.337cm" svg:x="9.251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3.415cm" svg:height="1.195cm" svg:x="6.517cm" svg:y="7.492cm">
          <draw:text-box>
            <text:p><text:span text:style-name="T4">Resque</text:span></text:p>
          </draw:text-box>
        </draw:frame>
        <draw:custom-shape draw:style-name="gr4" draw:text-style-name="P1" draw:layer="layout" svg:width="6.069cm" svg:height="7.08cm" svg:x="1.812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4.972cm" svg:height="1.195cm" svg:x="10.368cm" svg:y="9.961cm">
          <draw:text-box>
            <text:p><text:span text:style-name="T4">Web Server</text:span></text:p>
          </draw:text-box>
        </draw:frame>
        <draw:frame draw:style-name="gr1" draw:text-style-name="P7" draw:layer="layout" svg:width="6.048cm" svg:height="1.195cm" svg:x="1.919cm" svg:y="9.296cm">
          <draw:text-box>
            <text:p><text:span text:style-name="T4">Job Definitions</text:span></text:p>
          </draw:text-box>
        </draw:frame>
        <draw:custom-shape draw:style-name="gr8" draw:text-style-name="P1" draw:layer="layout" svg:width="5.292cm" svg:height="1.27cm" svg:x="2.195cm" svg:y="10.835cm">
          <text:p><text:span text:style-name="T4">Job Def. #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782cm" svg:height="4.956cm" svg:x="2.144cm" svg:y="12.869cm">
          <text:p text:style-name="P8">E.g. <text:line-break/>class Download</text:p>
          <text:p text:style-name="P8"><text:s text:c="2"/>def self.perform(url)</text:p>
          <text:p text:style-name="P8"><text:s text:c="4"/>...</text:p>
          <text:p text:style-name="P8"><text:s text:c="2"/>end</text:p>
          <text:p text:style-name="P8">end</text:p>
          <draw:enhanced-geometry svg:viewBox="0 0 21600 21600" draw:text-areas="800 800 20800 20800" draw:type="round-rectangular-callout" draw:modifiers="2305.52852720035 -4130.88561630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7.206cm" svg:height="3.337cm" svg:x="9.246cm" svg:y="12.791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3.656cm" svg:height="1.195cm" svg:x="11.118cm" svg:y="12.894cm">
          <draw:text-box>
            <text:p><text:span text:style-name="T4">Workers</text:span></text:p>
          </draw:text-box>
        </draw:frame>
        <draw:custom-shape draw:style-name="gr8" draw:text-style-name="P1" draw:layer="layout" svg:width="5.292cm" svg:height="1.27cm" svg:x="10.195cm" svg:y="14.435cm">
          <text:p><text:span text:style-name="T4">Worker #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4T8">
        <office:forms form:automatic-focus="false" form:apply-design-mode="false"/>
        <draw:frame presentation:style-name="pr4" draw:layer="layout" svg:width="25.781cm" svg:height="2.507cm" svg:x="1.09cm" svg:y="1.905cm" presentation:class="title">
          <draw:text-box>
            <text:p>Architecture</text:p>
          </draw:text-box>
        </draw:frame>
        <draw:g>
          <draw:custom-shape draw:style-name="gr9" draw:text-style-name="P9" draw:id="id5" draw:layer="layout" svg:width="5.965cm" svg:height="1.27cm" svg:x="1.525cm" svg:y="16.96cm">
            <text:p text:style-name="P1"><text:span text:style-name="T4">Job Definition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id="id4" draw:layer="layout" svg:width="5.965cm" svg:height="1.27cm" svg:x="1.525cm" svg:y="9.814cm">
            <text:p text:style-name="P1"><text:span text:style-name="T4">Worker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id="id1" draw:layer="layout" svg:width="5.965cm" svg:height="1.27cm" svg:x="8.696cm" svg:y="5.452cm">
            <text:p text:style-name="P1"><text:span text:style-name="T4">Web Serve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id="id2" draw:layer="layout" svg:width="5.965cm" svg:height="1.27cm" svg:x="15.414cm" svg:y="9.814cm">
            <text:p text:style-name="P1"><text:span text:style-name="T4">Queue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id="id3" draw:layer="layout" svg:width="5.965cm" svg:height="1.27cm" svg:x="15.414cm" svg:y="16.96cm">
            <text:p text:style-name="P1"><text:span text:style-name="T4">Jobs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draw:type="curve" svg:x1="14.661cm" svg:y1="6.087cm" svg:x2="18.396cm" svg:y2="9.814cm" draw:start-shape="id1" draw:start-glue-point="1" draw:end-shape="id2" svg:d="m14661 6087c2490 0 3735 1242 3735 3727">
            <text:p/>
          </draw:connector>
          <draw:connector draw:style-name="gr10" draw:text-style-name="P1" draw:layer="layout" draw:type="curve" draw:line-skew="1.054cm" svg:x1="14.661cm" svg:y1="6.087cm" svg:x2="21.379cm" svg:y2="17.595cm" draw:start-shape="id1" draw:start-glue-point="1" draw:end-shape="id3" draw:end-glue-point="1" svg:d="m14661 6087c12408 0 9049 11508 6718 11508">
            <text:p/>
          </draw:connector>
          <draw:custom-shape draw:style-name="gr11" draw:text-style-name="P1" draw:layer="layout" svg:width="5.08cm" svg:height="1.905cm" svg:x="21.396cm" svg:y="13.072cm">
            <text:p text:style-name="P1">displays <text:line-break/>status o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8.696cm" svg:y1="6.087cm" svg:x2="4.507cm" svg:y2="9.814cm" draw:start-shape="id1" draw:start-glue-point="3" draw:end-shape="id4" draw:end-glue-point="0" svg:d="m8696 6087c-2793 0-4189 1242-4189 3727">
            <text:p/>
          </draw:connector>
          <draw:custom-shape draw:style-name="gr11" draw:text-style-name="P1" draw:layer="layout" svg:width="5.08cm" svg:height="1.905cm" svg:x="2.346cm" svg:y="7.022cm">
            <text:p text:style-name="P1">displays <text:line-break/>status o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5.08cm" svg:height="1.905cm" svg:x="15.046cm" svg:y="7.023cm">
            <text:p text:style-name="P1">displays <text:line-break/>status o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7.49cm" svg:y1="10.449cm" svg:x2="15.414cm" svg:y2="10.449cm" draw:start-shape="id4" draw:start-glue-point="1" draw:end-shape="id2" draw:end-glue-point="3" svg:d="m7490 10449h7924">
            <text:p/>
          </draw:connector>
          <draw:custom-shape draw:style-name="gr11" draw:text-style-name="P1" draw:layer="layout" svg:width="5.08cm" svg:height="1.905cm" svg:x="9.013cm" svg:y="9.497cm">
            <text:p text:style-name="P1">po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4.507cm" svg:y1="11.084cm" svg:x2="18.396cm" svg:y2="16.96cm" draw:start-shape="id4" draw:start-glue-point="2" draw:end-shape="id3" svg:d="m4507 11084c0 4407 13889 1469 13889 5876">
            <text:p/>
          </draw:connector>
          <draw:custom-shape draw:style-name="gr11" draw:text-style-name="P1" draw:layer="layout" svg:width="5.08cm" svg:height="1.905cm" svg:x="9.013cm" svg:y="13.342cm">
            <text:p text:style-name="P1">proces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8.396cm" svg:y1="11.084cm" svg:x2="18.396cm" svg:y2="16.96cm" draw:start-shape="id2" draw:start-glue-point="2" draw:end-shape="id3" svg:d="m18396 11084v5876">
            <text:p/>
          </draw:connector>
          <draw:custom-shape draw:style-name="gr11" draw:text-style-name="P1" draw:layer="layout" svg:width="5.08cm" svg:height="1.905cm" svg:x="15.856cm" svg:y="12.073cm">
            <text:p text:style-name="P1">have man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7.49cm" svg:y1="17.595cm" svg:x2="15.414cm" svg:y2="17.595cm" draw:start-shape="id5" draw:start-glue-point="1" draw:end-shape="id3" draw:end-glue-point="3" svg:d="m7490 17595h7924">
            <text:p/>
          </draw:connector>
          <draw:custom-shape draw:style-name="gr11" draw:text-style-name="P1" draw:layer="layout" svg:width="5.08cm" svg:height="1.905cm" svg:x="9.013cm" svg:y="16.643cm">
            <text:p text:style-name="P1">describ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4.507cm" svg:y1="11.084cm" svg:x2="4.507cm" svg:y2="16.96cm" draw:start-shape="id4" draw:start-glue-point="2" draw:end-shape="id5" draw:end-glue-point="0" svg:d="m4507 11084v5876">
            <text:p/>
          </draw:connector>
          <draw:custom-shape draw:style-name="gr11" draw:text-style-name="P1" draw:layer="layout" svg:width="5.08cm" svg:height="1.905cm" svg:x="1.967cm" svg:y="13.643cm">
            <text:p text:style-name="P1">requir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0">
        <office:forms form:automatic-focus="false" form:apply-design-mode="false"/>
        <draw:frame presentation:style-name="pr4" draw:layer="layout" svg:width="25.781cm" svg:height="2.507cm" svg:x="1.09cm" svg:y="1.905cm" presentation:class="title">
          <draw:text-box>
            <text:p>Defining simple jobs</text:p>
          </draw:text-box>
        </draw:frame>
        <draw:frame presentation:style-name="pr7" draw:text-style-name="P10" draw:layer="layout" svg:width="25.199cm" svg:height="13.609cm" svg:x="1.4cm" svg:y="5.038cm" presentation:class="subtitle" presentation:user-transformed="true">
          <draw:text-box>
            <text:p text:style-name="P8"><text:span text:style-name="T5">require 'logger'</text:span></text:p>
            <text:p text:style-name="P8"><text:span text:style-name="T5"/></text:p>
            <text:p text:style-name="P8"><text:span text:style-name="T6">class Greeter</text:span></text:p>
            <text:p text:style-name="P8"><text:span text:style-name="T5"><text:s text:c="2"/></text:span><text:span text:style-name="T5">LOG = Logger.new('log/greeter.log')</text:span></text:p>
            <text:p text:style-name="P8"><text:span text:style-name="T5"/></text:p>
            <text:p text:style-name="P8"><text:span text:style-name="T6"><text:s text:c="2"/></text:span><text:span text:style-name="T6">@queue = 'greeter'</text:span></text:p>
            <text:p text:style-name="P8"><text:span text:style-name="T5"/></text:p>
            <text:p text:style-name="P8"><text:span text:style-name="T6"><text:s text:c="2"/></text:span><text:span text:style-name="T6">def self.perform(entity)</text:span></text:p>
            <text:p text:style-name="P8"><text:span text:style-name="T5"><text:s text:c="4"/></text:span><text:span text:style-name="T5">LOG.info("Hello #{entity}")</text:span></text:p>
            <text:p text:style-name="P8"><text:span text:style-name="T6"><text:s text:c="2"/></text:span><text:span text:style-name="T6">end</text:span></text:p>
            <text:p text:style-name="P8"><text:span text:style-name="T6">end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5T3">
        <office:forms form:automatic-focus="false" form:apply-design-mode="false"/>
        <draw:frame presentation:style-name="pr4" draw:layer="layout" svg:width="25.781cm" svg:height="2.507cm" svg:x="1.09cm" svg:y="1.905cm" presentation:class="title">
          <draw:text-box>
            <text:p>Defining jobs that create jobs</text:p>
          </draw:text-box>
        </draw:frame>
        <draw:frame presentation:style-name="pr8" draw:text-style-name="P12" draw:layer="layout" svg:width="13.696cm" svg:height="13.958cm" svg:x="0.5cm" svg:y="5.314cm" presentation:class="outline" presentation:user-transformed="true">
          <draw:text-box>
            <text:p text:style-name="P11"><text:span text:style-name="T7">require 'logger'</text:span></text:p>
            <text:p text:style-name="P11"><text:span text:style-name="T7">require 'rubygems'</text:span></text:p>
            <text:p text:style-name="P11"><text:span text:style-name="T7">require 'resque'</text:span></text:p>
            <text:p text:style-name="P11"><text:span text:style-name="T7"/></text:p>
            <text:p text:style-name="P11"><text:span text:style-name="T7">class Ping</text:span></text:p>
            <text:p text:style-name="P11"><text:span text:style-name="T7"><text:s text:c="2"/></text:span><text:span text:style-name="T7">LOG = Logger.new('log/ping.log')</text:span></text:p>
            <text:p text:style-name="P11"><text:span text:style-name="T7"/></text:p>
            <text:p text:style-name="P11"><text:span text:style-name="T7"><text:s text:c="2"/></text:span><text:span text:style-name="T7">@queue = 'pingpong'</text:span></text:p>
            <text:p text:style-name="P11"><text:span text:style-name="T7"/></text:p>
            <text:p text:style-name="P11"><text:span text:style-name="T7"><text:s text:c="2"/></text:span><text:span text:style-name="T7">def self.perform(counter=0)</text:span></text:p>
            <text:p text:style-name="P11"><text:span text:style-name="T7"><text:s text:c="4"/></text:span><text:span text:style-name="T7">sleep 1</text:span></text:p>
            <text:p text:style-name="P11"><text:span text:style-name="T7"><text:s text:c="4"/></text:span><text:span text:style-name="T7">LOG.info("Ping #{counter}")</text:span></text:p>
            <text:p text:style-name="P11"><text:span text:style-name="T8"><text:s text:c="4"/></text:span><text:span text:style-name="T8">Resque.enqueue(Pong, counter+1)</text:span></text:p>
            <text:p text:style-name="P11"><text:span text:style-name="T7"><text:s text:c="2"/></text:span><text:span text:style-name="T7">end</text:span></text:p>
            <text:p text:style-name="P11"><text:span text:style-name="T7">end</text:span></text:p>
            <text:p text:style-name="P11"><text:span text:style-name="T7"/></text:p>
            <text:p text:style-name="P11"><text:span text:style-name="T7"/></text:p>
          </draw:text-box>
        </draw:frame>
        <draw:frame presentation:style-name="pr5" draw:text-style-name="P12" draw:layer="layout" svg:width="13.419cm" svg:height="13.609cm" svg:x="14.605cm" svg:y="5.251cm" presentation:class="outline" presentation:user-transformed="true">
          <draw:text-box>
            <text:p text:style-name="P11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class Pong</text:span></text:p>
            <text:p text:style-name="P11"><text:span text:style-name="T7"><text:s text:c="2"/></text:span><text:span text:style-name="T7">LOG = Logger.new('log/pong.log')</text:span></text:p>
            <text:p text:style-name="P11"><text:span text:style-name="T7"/></text:p>
            <text:p text:style-name="P11"><text:span text:style-name="T7"><text:s text:c="2"/></text:span><text:span text:style-name="T7">@queue = 'pingpong'</text:span></text:p>
            <text:p text:style-name="P11"><text:span text:style-name="T7"/></text:p>
            <text:p text:style-name="P11"><text:span text:style-name="T7"><text:s text:c="2"/></text:span><text:span text:style-name="T7">def self.perform(counter=0)</text:span></text:p>
            <text:p text:style-name="P11"><text:span text:style-name="T7"><text:s text:c="4"/></text:span><text:span text:style-name="T7">sleep 1</text:span></text:p>
            <text:p text:style-name="P11"><text:span text:style-name="T7"><text:s text:c="4"/></text:span><text:span text:style-name="T7">LOG.info("Pong #{counter}")</text:span></text:p>
            <text:p text:style-name="P11"><text:span text:style-name="T8"><text:s text:c="4"/></text:span><text:span text:style-name="T8">Resque.enqueue(Ping, counter+1)</text:span></text:p>
            <text:p text:style-name="P11"><text:span text:style-name="T7"><text:s text:c="2"/></text:span><text:span text:style-name="T7">end</text:span></text:p>
            <text:p text:style-name="P11"><text:span text:style-name="T7">end</text:span></text:p>
            <text:p text:style-name="P11"><text:span text:style-name="T7"/></text:p>
          </draw:text-box>
        </draw:frame>
        <draw:line draw:style-name="gr12" draw:text-style-name="P1" draw:layer="layout" svg:x1="14.27cm" svg:y1="4.445cm" svg:x2="14.27cm" svg:y2="19.685cm">
          <text:p/>
        </draw:lin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9" draw:layer="layout" svg:width="25.781cm" svg:height="2.256cm" svg:x="1.09cm" svg:y="2.03cm" presentation:class="title">
          <draw:text-box>
            <text:p>Running jobs with workers</text:p>
          </draw:text-box>
        </draw:frame>
        <draw:frame presentation:style-name="pr5" draw:text-style-name="P14" draw:layer="layout" svg:width="25.199cm" svg:height="15.478cm" svg:x="1.4cm" svg:y="4.514cm" presentation:class="outline" presentation:user-transformed="true">
          <draw:text-box>
            <text:p text:style-name="P13"><text:span text:style-name="T9">require 'lib/greeter'</text:span></text:p>
            <text:p text:style-name="P13"><text:span text:style-name="T9">require 'lib/pingpong'</text:span></text:p>
            <text:p text:style-name="P13"><text:span text:style-name="T9"/></text:p>
            <text:p text:style-name="P13"><text:span text:style-name="T9">require 'rubygems'</text:span></text:p>
            <text:p text:style-name="P13"><text:span text:style-name="T9">require 'resque'</text:span></text:p>
            <text:p text:style-name="P13"><text:span text:style-name="T9">require 'resque/tasks'</text:span></text:p>
            <text:p text:style-name="P13"><text:span text:style-name="T9"/></text:p>
            <text:p text:style-name="P13"><text:span text:style-name="T9">desc "Run a worker"</text:span></text:p>
            <text:p text:style-name="P13"><text:span text:style-name="T9">task :work do</text:span></text:p>
            <text:p text:style-name="P13"><text:span text:style-name="T9"><text:s text:c="2"/></text:span><text:span text:style-name="T9">ENV['VERBOSE'] = '1' unless ENV['VERBOSE']</text:span></text:p>
            <text:p text:style-name="P13"><text:span text:style-name="T9"><text:s text:c="2"/></text:span><text:span text:style-name="T9">ENV['QUEUE'] = '*' unless ENV['QUEUE']</text:span></text:p>
            <text:p text:style-name="P13"><text:span text:style-name="T9"><text:s text:c="2"/></text:span><text:span text:style-name="T9">Rake::Task['resque:work'].invoke</text:span></text:p>
            <text:p text:style-name="P13"><text:span text:style-name="T9">end</text:span></text:p>
            <text:p text:style-name="P13"><text:span text:style-name="T9"/></text:p>
            <text:p text:style-name="P13"><text:span text:style-name="T9">desc 'Run workers as threads'</text:span></text:p>
            <text:p text:style-name="P13"><text:span text:style-name="T9">task :workers do</text:span></text:p>
            <text:p text:style-name="P13"><text:span text:style-name="T9"><text:s text:c="2"/></text:span><text:span text:style-name="T9">ENV['VERBOSE'] = '1' unless ENV['VERBOSE']</text:span></text:p>
            <text:p text:style-name="P13"><text:span text:style-name="T9"><text:s text:c="2"/></text:span><text:span text:style-name="T9">ENV['QUEUE'] = '*' unless ENV['QUEUE']</text:span></text:p>
            <text:p text:style-name="P13"><text:span text:style-name="T9"><text:s text:c="2"/></text:span><text:span text:style-name="T9">ENV['COUNT'] = '10' unless ENV['COUNT']</text:span></text:p>
            <text:p text:style-name="P13"><text:span text:style-name="T9"><text:s text:c="2"/></text:span><text:span text:style-name="T9">Rake::Task['resque:workers'].invoke</text:span></text:p>
            <text:p text:style-name="P13"><text:span text:style-name="T9">end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9" draw:text-style-name="P15" draw:layer="layout" svg:width="25.781cm" svg:height="2.256cm" svg:x="1.09cm" svg:y="2.03cm" presentation:class="title" presentation:user-transformed="true">
          <draw:text-box>
            <text:p><text:span text:style-name="T10">Displaying state with web server</text:span>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9" draw:layer="layout" svg:width="25.781cm" svg:height="2.256cm" svg:x="1.09cm" svg:y="2.03cm" presentation:class="title">
          <draw:text-box>
            <text:p>Pr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asy to learn</text:p>
              </text:list-item>
              <text:list-item>
                <text:p>Easy to setup</text:p>
              </text:list-item>
              <text:list-item>
                <text:p>Easy to use</text:p>
              </text:list-item>
              <text:list-item>
                <text:p>Lightweight compared to database polling</text:p>
              </text:list-item>
              <text:list-item>
                <text:p>Useful state display </text:p>
              </text:list-item>
              <text:list-item>
                <text:p>Useful error handling and retr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9" draw:layer="layout" svg:width="25.781cm" svg:height="2.256cm" svg:x="1.09cm" svg:y="2.03cm" presentation:class="title">
          <draw:text-box>
            <text:p>Cons</text:p>
          </draw:text-box>
        </draw:frame>
        <draw:frame presentation:style-name="pr5" draw:text-style-name="P16" draw:layer="layout" svg:width="25.199cm" svg:height="15.765cm" svg:x="1.4cm" svg:y="4.314cm" presentation:class="outline" presentation:user-transformed="true">
          <draw:text-box>
            <text:list text:style-name="L2">
              <text:list-item>
                <text:p><text:span text:style-name="T11">WTF: Can't reserve jobs – they'll be lost if the machine running them crashes or disconnects</text:span></text:p>
              </text:list-item>
              <text:list-item>
                <text:p><text:span text:style-name="T12">No central control, all workers are independent</text:span></text:p>
              </text:list-item>
              <text:list-item>
                <text:p><text:span text:style-name="T12">Can't mix worker implementations</text:span></text:p>
              </text:list-item>
              <text:list-item>
                <text:p><text:span text:style-name="T12">Job and its arguments must be serialized to at most 1MB of JSON</text:span></text:p>
              </text:list-item>
              <text:list-item>
                <text:p><text:span text:style-name="T12">Poor design and coding style: poor separation of concerns, no model classes, do-everything helper class, </text:span><text:span text:style-name="T12">excessively clever views, code duplication between views and helpers, many unnecessary operations, poor internal documentation, etc.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9" draw:layer="layout" svg:width="25.781cm" svg:height="2.256cm" svg:x="1.09cm" svg:y="2.03cm" presentation:class="title">
          <draw:text-box>
            <text:p>Alternatives</text:p>
          </draw:text-box>
        </draw:frame>
        <draw:frame presentation:style-name="pr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>Queues and Ruby-specific workers</text:p>
                <text:list>
                  <text:list-item>
                    <text:p>DJ (DelayedJob): relies on ActiveRecord</text:p>
                  </text:list-item>
                </text:list>
              </text:list-item>
              <text:list-item>
                <text:p>Queues with multi-language workers</text:p>
                <text:list>
                  <text:list-item>
                    <text:p>beanstalkd: easy, simple and fast</text:p>
                  </text:list-item>
                  <text:list-item>
                    <text:p>Qpid</text:p>
                  </text:list-item>
                  <text:list-item>
                    <text:p>RabbitMQ</text:p>
                  </text:list-item>
                  <text:list-item>
                    <text:p>ActiveMQ</text:p>
                  </text:list-item>
                </text:list>
              </text:list-item>
              <text:list-item>
                <text:p>Low-level</text:p>
                <text:list>
                  <text:list-item>
                    <text:p>ZeroMQ + Google Protocol B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781cm" svg:height="2.507cm" svg:x="1.09cm" svg:y="1.905cm" presentation:class="title" presentation:user-transformed="true">
          <draw:text-box>
            <text:p>Redi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"Redis is an open source, advanced key-value store. It is often referred to as a data structure server since keys can contain strings, hashes, lists, sets and sorted sets."</text:p>
            <text:p/>
            <text:p>http://redis.io/</text:p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3" draw:text-style-name="P1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layer="layout" svg:width="25.781cm" svg:height="2.507cm" svg:x="1.09cm" svg:y="1.905cm" presentation:class="title">
          <draw:text-box>
            <text:p>Examp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github.com/igal/resque_and_redis_eg</text:p>
            <text:list text:style-name="L2">
              <text:list-item>
                <text:p>See code in "lib/redis_eg.rb"</text:p>
              </text:list-item>
              <text:list-item>
                <text:p>Run code with "rake redis_eg"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9" draw:layer="layout" svg:width="25.781cm" svg:height="2.256cm" svg:x="1.09cm" svg:y="2.03cm" presentation:class="title">
          <draw:text-box>
            <text:p>Pro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asy setup</text:p>
              </text:list-item>
              <text:list-item>
                <text:p>Fast and efficient</text:p>
              </text:list-item>
              <text:list-item>
                <text:p>Support for basic structured data</text:p>
              </text:list-item>
              <text:list-item>
                <text:p>Multi-action atomic operations</text:p>
              </text:list-item>
              <text:list-item>
                <text:p>Publish/subscribe operations</text:p>
              </text:list-item>
              <text:list-item>
                <text:p>Blocking pop operations</text:p>
              </text:list-item>
              <text:list-item>
                <text:p>Simple replication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9" draw:layer="layout" svg:width="25.781cm" svg:height="2.256cm" svg:x="1.09cm" svg:y="2.03cm" presentation:class="title">
          <draw:text-box>
            <text:p>Cons</text:p>
          </draw:text-box>
        </draw:frame>
        <draw:frame presentation:style-name="pr5" draw:text-style-name="P16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><text:span text:style-name="T11">WTF: No reservations or other complex transactions (e.g. begin transaction, pop value, process it, push value, commit transaction)</text:span></text:p>
              </text:list-item>
              <text:list-item>
                <text:p><text:span text:style-name="T11">WTF: Unreliable persistence</text:span></text:p>
              </text:list-item>
              <text:list-item>
                <text:p><text:span text:style-name="T12">Everything must fit into memory, else use experimental and slow virtual memory</text:span></text:p>
              </text:list-item>
              <text:list-item>
                <text:p><text:span text:style-name="T12">Missing operations: no unique identifier generator, no cursors for efficient pagination, can't remove item by list index, no alternatives to RPOPLPUSH, etc.</text:span></text:p>
              </text:list-item>
              <text:list-item>
                <text:p><text:span text:style-name="T12">No built-in clustering, sharding or failover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3T19">
        <office:forms form:automatic-focus="false" form:apply-design-mode="false"/>
        <draw:frame presentation:style-name="pr10" draw:text-style-name="P18" draw:layer="layout" svg:width="25.58cm" svg:height="5.159cm" svg:x="1.09cm" svg:y="4.445cm" presentation:class="title" presentation:user-transformed="true">
          <draw:text-box>
            <text:p text:style-name="P1"><text:span text:style-name="T1">Questions &amp; Answers</text:span></text:p>
          </draw:text-box>
        </draw:frame>
        <draw:frame presentation:style-name="pr11" draw:text-style-name="P19" draw:layer="layout" svg:width="12.065cm" svg:height="5.715cm" svg:x="15.24cm" svg:y="12.7cm">
          <draw:text-box>
            <text:p text:style-name="P3"><text:span text:style-name="T2">Igal Koshevoy</text:span></text:p>
            <text:p text:style-name="P3"><text:span text:style-name="T2">Biz-Tech Consultant</text:span></text:p>
            <text:p text:style-name="P3"><text:span text:style-name="T2">igal@pragmaticraft.com</text:span></text:p>
            <text:list text:style-name="L3">
              <text:list-header>
                <text:p text:style-name="P3"><text:span text:style-name="T2">@igalko</text:span></text:p>
              </text:list-header>
            </text:list>
          </draw:text-box>
        </draw:frame>
        <draw:frame draw:style-name="gr1" draw:text-style-name="P5" draw:layer="layout" svg:width="25.504cm" svg:height="1.673cm" svg:x="1.366cm" svg:y="9.956cm">
          <draw:text-box>
            <text:p><text:span text:style-name="T3">https://github.com/igal/resque_and_redis_eg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3" draw:text-style-name="P17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8000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indent="0cm"/>
      <style:text-properties fo:color="#637870" fo:font-style="italic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draw:style-name="Mgr3" draw:text-style-name="MP8" draw:layer="backgroundobjects" svg:width="13.905cm" svg:height="0.962cm" svg:x="7.048cm" svg:y="20.038cm">
        <draw:text-box>
          <text:p text:style-name="MP4"><text:span text:style-name="MT4">Igal Koshevoy: "Resque and Redis" 2011-01-04</text:span></text:p>
        </draw:text-box>
      </draw:frame>
      <draw:frame presentation:style-name="Mpr5" draw:text-style-name="MP9" draw:layer="backgroundobjects" svg:width="6.5cm" svg:height="1.448cm" svg:x="10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presentation:style-name="Mpr5" draw:text-style-name="MP10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5" draw:text-style-name="MP11" draw:layer="backgroundobjects" svg:width="5.875cm" svg:height="1.448cm" svg:x="17.125cm" svg:y="19.052cm" presentation:class="footer">
        <draw:text-box>
          <text:p text:style-name="MP11"><text:span text:style-name="MT1"><presentation:footer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2" draw:layer="backgroundobjects" svg:width="17.271cm" svg:height="12.572cm" svg:x="2.158cm" svg:y="13.27cm" presentation:class="notes">
          <draw:text-box>
            <text:p text:style-name="MP12">Click to edit the notes' format</text:p>
            <text:p text:style-name="MP12"/>
            <text:p text:style-name="MP12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Igal Koshevoy</meta:initial-creator>
    <meta:creation-date>2007-10-01T16:56:55</meta:creation-date>
    <dc:date>2011-01-04T17:59:08</dc:date>
    <meta:editing-cycles>467</meta:editing-cycles>
    <meta:editing-duration>PT55H36M39S</meta:editing-duration>
    <dc:creator>Igal Koshevoy</dc:cre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